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0316" calcext:value-type="float">
            <text:p>18.53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0316" calcext:value-type="float">
            <text:p>18.53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75621538462" calcext:value-type="float">
            <text:p>18.477562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4654285714" calcext:value-type="float">
            <text:p>18.52846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41219310345" calcext:value-type="float">
            <text:p>18.55412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44372413793" calcext:value-type="float">
            <text:p>18.5544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279" calcext:value-type="float">
            <text:p>18.512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44231724138" calcext:value-type="float">
            <text:p>18.494423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8785714286" calcext:value-type="float">
            <text:p>18.51387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00532413793" calcext:value-type="float">
            <text:p>18.53005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4977777778" calcext:value-type="float">
            <text:p>18.55949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4548965517" calcext:value-type="float">
            <text:p>18.577454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48993548387" calcext:value-type="float">
            <text:p>18.674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1004" calcext:value-type="float">
            <text:p>18.70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2717419355" calcext:value-type="float">
            <text:p>18.7292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51136" calcext:value-type="float">
            <text:p>18.76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1816516129" calcext:value-type="float">
            <text:p>18.7618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36268387097" calcext:value-type="float">
            <text:p>18.7436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07728" calcext:value-type="float">
            <text:p>18.7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3006451613" calcext:value-type="float">
            <text:p>18.739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6724" calcext:value-type="float">
            <text:p>18.74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26030967742" calcext:value-type="float">
            <text:p>18.7626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17611428571" calcext:value-type="float">
            <text:p>18.77176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57089032258" calcext:value-type="float">
            <text:p>18.7857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8366451613" calcext:value-type="float">
            <text:p>18.8368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6452" calcext:value-type="float">
            <text:p>18.85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43264516129" calcext:value-type="float">
            <text:p>18.884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7432" calcext:value-type="float">
            <text:p>18.92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15618064516" calcext:value-type="float">
            <text:p>18.9115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4652903226" calcext:value-type="float">
            <text:p>18.8644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57256" calcext:value-type="float">
            <text:p>18.83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52345806452" calcext:value-type="float">
            <text:p>18.8252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67848" calcext:value-type="float">
            <text:p>18.82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59228387097" calcext:value-type="float">
            <text:p>18.8259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8705714286" calcext:value-type="float">
            <text:p>18.83087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45752258064" calcext:value-type="float">
            <text:p>18.83457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34647741936" calcext:value-type="float">
            <text:p>18.82346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7062068966" calcext:value-type="float">
            <text:p>18.8277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65705806452" calcext:value-type="float">
            <text:p>18.8465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50168" calcext:value-type="float">
            <text:p>18.90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88781935484" calcext:value-type="float">
            <text:p>18.8988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6116129032" calcext:value-type="float">
            <text:p>18.867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9784" calcext:value-type="float">
            <text:p>18.80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69003870968" calcext:value-type="float">
            <text:p>18.7569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5952" calcext:value-type="float">
            <text:p>18.75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02144516129" calcext:value-type="float">
            <text:p>18.7502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1831111111" calcext:value-type="float">
            <text:p>18.75118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028" calcext:value-type="float">
            <text:p>18.7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46557142857" calcext:value-type="float">
            <text:p>18.74465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57103448276" calcext:value-type="float">
            <text:p>18.7557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03968" calcext:value-type="float">
            <text:p>18.77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46733793104" calcext:value-type="float">
            <text:p>18.814673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73792" calcext:value-type="float">
            <text:p>18.80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2368" calcext:value-type="float">
            <text:p>18.76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1131034483" calcext:value-type="float">
            <text:p>18.7331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10344" calcext:value-type="float">
            <text:p>18.74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17315862069" calcext:value-type="float">
            <text:p>18.74173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0628" calcext:value-type="float">
            <text:p>18.74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48734285714" calcext:value-type="float">
            <text:p>18.74487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76173793103" calcext:value-type="float">
            <text:p>18.747617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84261818182" calcext:value-type="float">
            <text:p>18.788426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46289655172" calcext:value-type="float">
            <text:p>18.77462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5144" calcext:value-type="float">
            <text:p>18.8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41175172414" calcext:value-type="float">
            <text:p>18.834117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8432" calcext:value-type="float">
            <text:p>18.8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14694193548" calcext:value-type="float">
            <text:p>18.8114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27768" calcext:value-type="float">
            <text:p>18.7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75192258064" calcext:value-type="float">
            <text:p>18.76751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2312" calcext:value-type="float">
            <text:p>18.76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89940645161" calcext:value-type="float">
            <text:p>18.7689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6928571429" calcext:value-type="float">
            <text:p>18.76969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49917419355" calcext:value-type="float">
            <text:p>18.7749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65938064516" calcext:value-type="float">
            <text:p>18.7865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50424" calcext:value-type="float">
            <text:p>18.80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2490322581" calcext:value-type="float">
            <text:p>18.830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93984" calcext:value-type="float">
            <text:p>18.85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9499354839" calcext:value-type="float">
            <text:p>18.8829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10356129032" calcext:value-type="float">
            <text:p>18.8310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8664" calcext:value-type="float">
            <text:p>18.7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7295" calcext:value-type="float">
            <text:p>18.7907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27768" calcext:value-type="float">
            <text:p>18.7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1953548387" calcext:value-type="float">
            <text:p>18.7571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89308571429" calcext:value-type="float">
            <text:p>18.76893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71024" calcext:value-type="float">
            <text:p>18.7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12322580645" calcext:value-type="float">
            <text:p>18.831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4256" calcext:value-type="float">
            <text:p>18.84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41009032258" calcext:value-type="float">
            <text:p>18.8741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5288" calcext:value-type="float">
            <text:p>18.93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5212903226" calcext:value-type="float">
            <text:p>18.931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5930322581" calcext:value-type="float">
            <text:p>18.9155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0328" calcext:value-type="float">
            <text:p>18.8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01969032258" calcext:value-type="float">
            <text:p>18.8801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39856" calcext:value-type="float">
            <text:p>18.88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0603870968" calcext:value-type="float">
            <text:p>18.8940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1997142857" calcext:value-type="float">
            <text:p>18.90619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5236129032" calcext:value-type="float">
            <text:p>18.9255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8316" calcext:value-type="float">
            <text:p>19.03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28246153846" calcext:value-type="float">
            <text:p>19.08282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05097142857" calcext:value-type="float">
            <text:p>19.10050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64101538462" calcext:value-type="float">
            <text:p>19.166410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5683076923" calcext:value-type="float">
            <text:p>19.171568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03648" calcext:value-type="float">
            <text:p>19.09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46176" calcext:value-type="float">
            <text:p>19.05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61702857143" calcext:value-type="float">
            <text:p>19.10617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0891428571" calcext:value-type="float">
            <text:p>19.11008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0292" calcext:value-type="float">
            <text:p>19.10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48982857143" calcext:value-type="float">
            <text:p>18.8348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4445714286" calcext:value-type="float">
            <text:p>18.85144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7021" calcext:value-type="float">
            <text:p>18.8370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781" calcext:value-type="float">
            <text:p>18.8217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067" calcext:value-type="float">
            <text:p>18.8240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93306666667" calcext:value-type="float">
            <text:p>18.85933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86572307692" calcext:value-type="float">
            <text:p>18.798657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3102222222" calcext:value-type="float">
            <text:p>18.766310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2424615385" calcext:value-type="float">
            <text:p>18.733242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53697777778" calcext:value-type="float">
            <text:p>18.805369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20987826087" calcext:value-type="float">
            <text:p>19.012098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44773333333" calcext:value-type="float">
            <text:p>18.97447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0646153846" calcext:value-type="float">
            <text:p>19.47906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876704" calcext:value-type="float">
            <text:p>19.578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9006153846" calcext:value-type="float">
            <text:p>19.690900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249536" calcext:value-type="float">
            <text:p>19.78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00889230769" calcext:value-type="float">
            <text:p>19.820088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701152" calcext:value-type="float">
            <text:p>19.767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4657" calcext:value-type="float">
            <text:p>19.7346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052" calcext:value-type="float">
            <text:p>19.72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2592" calcext:value-type="float">
            <text:p>19.7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4624" calcext:value-type="float">
            <text:p>19.7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1068" calcext:value-type="float">
            <text:p>19.7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6496" calcext:value-type="float">
            <text:p>19.7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8612" calcext:value-type="float">
            <text:p>19.62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868" calcext:value-type="float">
            <text:p>19.6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966048" calcext:value-type="float">
            <text:p>19.899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2668" calcext:value-type="float">
            <text:p>19.82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541888" calcext:value-type="float">
            <text:p>19.795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742848" calcext:value-type="float">
            <text:p>19.567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815744" calcext:value-type="float">
            <text:p>19.57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1735384615" calcext:value-type="float">
            <text:p>19.647173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15051428571" calcext:value-type="float">
            <text:p>19.77150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67005714286" calcext:value-type="float">
            <text:p>19.75670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5714285714" calcext:value-type="float">
            <text:p>19.757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6964" calcext:value-type="float">
            <text:p>19.39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9124" calcext:value-type="float">
            <text:p>18.89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819936" calcext:value-type="float">
            <text:p>18.938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198" calcext:value-type="float">
            <text:p>19.49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959744" calcext:value-type="float">
            <text:p>19.669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806" calcext:value-type="float">
            <text:p>19.656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355" calcext:value-type="float">
            <text:p>19.604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3644" calcext:value-type="float">
            <text:p>19.50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756" calcext:value-type="float">
            <text:p>19.51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2628" calcext:value-type="float">
            <text:p>19.50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920" meta:object-count="0"/>
    <meta:user-defined meta:name="AppVersion">3.0</meta:user-defined>
  </office:meta>
</office:document-meta>
</file>